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ubtitle">
      <style:text-properties fo:language="fr" fo:country="FR" officeooo:paragraph-rsid="001a3198"/>
    </style:style>
    <style:style style:name="P2" style:family="paragraph" style:parent-style-name="Text_20_body">
      <style:text-properties fo:language="fr" fo:country="FR" officeooo:rsid="0019037f" officeooo:paragraph-rsid="0019037f"/>
    </style:style>
    <style:style style:name="P3" style:family="paragraph" style:parent-style-name="Text_20_body">
      <style:text-properties fo:language="fr" fo:country="FR" officeooo:rsid="0026870f" officeooo:paragraph-rsid="0026870f"/>
    </style:style>
    <style:style style:name="P4" style:family="paragraph" style:parent-style-name="Text_20_body">
      <style:text-properties fo:language="fr" fo:country="FR" officeooo:rsid="0027e070" officeooo:paragraph-rsid="0027e070"/>
    </style:style>
    <style:style style:name="P5" style:family="paragraph" style:parent-style-name="Text_20_body">
      <style:text-properties fo:language="fr" fo:country="FR" officeooo:rsid="002b3acc" officeooo:paragraph-rsid="002b3acc"/>
    </style:style>
    <style:style style:name="P6" style:family="paragraph" style:parent-style-name="Standard" style:list-style-name="L1">
      <style:text-properties fo:language="fr" fo:country="FR" officeooo:rsid="001cb7f8" officeooo:paragraph-rsid="001cb7f8"/>
    </style:style>
    <style:style style:name="P7" style:family="paragraph" style:parent-style-name="Standard" style:list-style-name="L1">
      <style:text-properties style:font-name="inherit" fo:font-size="12pt" fo:language="fr" fo:country="FR" officeooo:rsid="0019037f" officeooo:paragraph-rsid="001cb7f8" loext:padding="0cm" loext:border="none"/>
    </style:style>
    <style:style style:name="P8" style:family="paragraph" style:parent-style-name="Text_20_body" style:list-style-name="L1">
      <style:text-properties fo:language="fr" fo:country="FR" officeooo:rsid="0019037f" officeooo:paragraph-rsid="0019037f"/>
    </style:style>
    <style:style style:name="P9" style:family="paragraph" style:parent-style-name="Text_20_body" style:list-style-name="L2">
      <style:text-properties fo:language="fr" fo:country="FR" officeooo:rsid="0019037f" officeooo:paragraph-rsid="0019037f"/>
    </style:style>
    <style:style style:name="P10" style:family="paragraph" style:parent-style-name="Text_20_body" style:list-style-name="L3">
      <style:text-properties fo:language="fr" fo:country="FR" officeooo:rsid="0027e070" officeooo:paragraph-rsid="0027e070"/>
    </style:style>
    <style:style style:name="P11" style:family="paragraph" style:parent-style-name="Text_20_body" style:list-style-name="L3">
      <style:text-properties fo:language="fr" fo:country="FR" fo:font-style="italic" officeooo:rsid="0027e070" officeooo:paragraph-rsid="0027e070" style:font-style-asian="italic" style:font-style-complex="italic"/>
    </style:style>
    <style:style style:name="P12" style:family="paragraph" style:parent-style-name="Text_20_body">
      <style:text-properties fo:language="fr" fo:country="FR" fo:font-weight="normal" officeooo:rsid="0027e070" officeooo:paragraph-rsid="0027e070" style:font-weight-asian="normal" style:font-weight-complex="normal"/>
    </style:style>
    <style:style style:name="P13" style:family="paragraph" style:parent-style-name="Text_20_body">
      <style:text-properties fo:language="fr" fo:country="FR" officeooo:rsid="002b3acc" officeooo:paragraph-rsid="002b3acc"/>
    </style:style>
    <style:style style:name="P14" style:family="paragraph" style:parent-style-name="Title" style:master-page-name="First_20_Page">
      <style:paragraph-properties style:page-number="auto"/>
      <style:text-properties fo:language="fr" fo:country="FR"/>
    </style:style>
    <style:style style:name="P15" style:family="paragraph" style:parent-style-name="Heading_20_1">
      <style:text-properties fo:language="fr" fo:country="FR"/>
    </style:style>
    <style:style style:name="P16" style:family="paragraph" style:parent-style-name="Heading_20_1">
      <style:paragraph-properties fo:break-before="page"/>
      <style:text-properties fo:language="fr" fo:country="FR"/>
    </style:style>
    <style:style style:name="P17" style:family="paragraph" style:parent-style-name="Heading_20_2">
      <style:text-properties fo:language="fr" fo:country="FR"/>
    </style:style>
    <style:style style:name="P18" style:family="paragraph" style:parent-style-name="Heading_20_2">
      <style:text-properties fo:language="fr" fo:country="FR" officeooo:rsid="0027e070" officeooo:paragraph-rsid="0027e070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bee3a"/>
    </style:style>
    <style:style style:name="T2" style:family="text">
      <style:text-properties style:font-name="inherit" fo:font-size="12pt" loext:padding="0cm" loext:border="none"/>
    </style:style>
    <style:style style:name="T3" style:family="text">
      <style:text-properties style:font-name="inherit" fo:font-size="12pt" officeooo:rsid="0019037f" loext:padding="0cm" loext:border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hromacide</text:p>
      <text:p text:style-name="P1">Document technique</text:p>
      <text:h text:style-name="P15" text:outline-level="1"><text:bookmark-start text:name="__RefHeading___Toc107_960086719"/>Équipe<text:bookmark-end text:name="__RefHeading___Toc107_960086719"/></text:h>
      <text:h text:style-name="P17" text:outline-level="2"><text:bookmark-start text:name="__RefHeading___Toc109_960086719"/>Game designer<text:bookmark-end text:name="__RefHeading___Toc109_960086719"/></text:h>
      <text:list xml:id="list3636520740" text:style-name="L1">
        <text:list-item>
          <text:p text:style-name="P8">Éric <text:span text:style-name="T1">BOUCHER</text:span></text:p>
        </text:list-item>
        <text:list-item>
          <text:p text:style-name="P7">Joachim LE POIDEVIN</text:p>
        </text:list-item>
        <text:list-item>
          <text:p text:style-name="P6"><text:span text:style-name="T3">V</text:span><text:span text:style-name="T2">incent BOST</text:span></text:p>
        </text:list-item>
      </text:list>
      <text:h text:style-name="P17" text:outline-level="2"><text:bookmark-start text:name="__RefHeading___Toc217_960086719"/>Développer<text:bookmark-end text:name="__RefHeading___Toc217_960086719"/></text:h>
      <text:list xml:id="list3165609588" text:style-name="L2">
        <text:list-item>
          <text:p text:style-name="P9">Han<text:span text:style-name="T1">n</text:span>a <text:span text:style-name="T1">FIANI</text:span></text:p>
        </text:list-item>
        <text:list-item>
          <text:p text:style-name="P9">Mathieu <text:span text:style-name="T1">NIVOLIEZ</text:span></text:p>
        </text:list-item>
      </text:list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9">Table des matières</text:p>
          </text:index-title>
          <text:p text:style-name="P20"><text:a xlink:type="simple" xlink:href="#__RefHeading___Toc107_960086719" text:style-name="Index_20_Link" text:visited-style-name="Index_20_Link">Équipe<text:tab/>1</text:a></text:p>
          <text:p text:style-name="P21"><text:a xlink:type="simple" xlink:href="#__RefHeading___Toc109_960086719" text:style-name="Index_20_Link" text:visited-style-name="Index_20_Link">Game designer<text:tab/>1</text:a></text:p>
          <text:p text:style-name="P21"><text:a xlink:type="simple" xlink:href="#__RefHeading___Toc217_960086719" text:style-name="Index_20_Link" text:visited-style-name="Index_20_Link">Développer<text:tab/>1</text:a></text:p>
          <text:p text:style-name="P20"><text:a xlink:type="simple" xlink:href="#__RefHeading___Toc219_960086719" text:style-name="Index_20_Link" text:visited-style-name="Index_20_Link">Découpage global<text:tab/>3</text:a></text:p>
          <text:p text:style-name="P21"><text:a xlink:type="simple" xlink:href="#__RefHeading___Toc221_960086719" text:style-name="Index_20_Link" text:visited-style-name="Index_20_Link">Component<text:tab/>3</text:a></text:p>
          <text:p text:style-name="P21"><text:a xlink:type="simple" xlink:href="#__RefHeading___Toc223_960086719" text:style-name="Index_20_Link" text:visited-style-name="Index_20_Link">Controller<text:tab/>3</text:a></text:p>
          <text:p text:style-name="P21"><text:a xlink:type="simple" xlink:href="#__RefHeading___Toc225_960086719" text:style-name="Index_20_Link" text:visited-style-name="Index_20_Link">Messaging System<text:tab/>3</text:a></text:p>
          <text:p text:style-name="P20"><text:a xlink:type="simple" xlink:href="#__RefHeading___Toc227_960086719" text:style-name="Index_20_Link" text:visited-style-name="Index_20_Link">Refactor<text:tab/>3</text:a></text:p>
        </text:index-body>
      </text:table-of-content>
      <text:p text:style-name="P2"/>
      <text:h text:style-name="P16" text:outline-level="1"><text:bookmark-start text:name="__RefHeading___Toc219_960086719"/>Découpage global<text:bookmark-end text:name="__RefHeading___Toc219_960086719"/></text:h>
      <text:p text:style-name="P3">Le code de Chromacide est découpé en plusieurs catégories, chacune remplissant une fonction bien précise ou véhiculant une information ciblée.</text:p>
      <text:p text:style-name="P3">Nous avons les <text:span text:style-name="T4">systèmes</text:span>, ou <text:span text:style-name="T4">contrôleurs</text:span>, qui concentrent la logique et les <text:span text:style-name="T4">composants</text:span>, reliés à nos <text:span text:style-name="T7">gameobjects</text:span>, qui véhiculent des informations propres à ce dernier. À cela, il nous faut aussi parler du système événementiel qui se base sur les <text:span text:style-name="T4">events</text:span> d’<text:span text:style-name="T9">Unity</text:span>.</text:p>
      <text:h text:style-name="P17" text:outline-level="2"><text:bookmark-start text:name="__RefHeading___Toc221_960086719"/>Component<text:bookmark-end text:name="__RefHeading___Toc221_960086719"/></text:h>
      <text:p text:style-name="P4">Pour le moment, nous contons seulement le <text:span text:style-name="T4">CharacterComponent </text:span><text:span text:style-name="T8">qui contient les informations que chaque personnage possède, tel qu’un nom, des points d’actions, etc.</text:span></text:p>
      <text:h text:style-name="P18" text:outline-level="2"><text:bookmark-start text:name="__RefHeading___Toc223_960086719"/>Controller<text:bookmark-end text:name="__RefHeading___Toc223_960086719"/></text:h>
      <text:p text:style-name="P4">Nous possédons un total de trois contrôleurs :</text:p>
      <text:list xml:id="list2805898974" text:style-name="L3">
        <text:list-item>
          <text:p text:style-name="P10"><text:span text:style-name="T4">MoveController</text:span> qui est chargé du mouvement des <text:span text:style-name="T7">gameobjects</text:span> possédant le <text:span text:style-name="T4">CharacterComponent.</text:span></text:p>
        </text:list-item>
        <text:list-item>
          <text:p text:style-name="P11">PartyController <text:span text:style-name="T8">gère la file des personnages joués tour par tour.</text:span></text:p>
        </text:list-item>
        <text:list-item>
          <text:p text:style-name="P11">PlayerController <text:span text:style-name="T8">est en charge des actions du joueur.</text:span></text:p>
        </text:list-item>
      </text:list>
      <text:h text:style-name="P17" text:outline-level="2"><text:bookmark-start text:name="__RefHeading___Toc225_960086719"/>Messaging System<text:bookmark-end text:name="__RefHeading___Toc225_960086719"/></text:h>
      <text:p text:style-name="P4">Dans <text:span text:style-name="T4">messaging system </text:span>sont contenu les définitions des messages pouvant être transmit. Ces définitions sont exprimées sous forme d’<text:span text:style-name="T7">interface</text:span><text:span text:style-name="T10">.</text:span></text:p>
      <text:p text:style-name="P12"/>
      <text:p text:style-name="P5"><text:span text:style-name="T10">Enfin, nous devons aussi citer les </text:span><text:span text:style-name="T7">générateurs</text:span><text:span text:style-name="T10"> de map et de personnage qui instancient les </text:span><text:span text:style-name="T7">prefabs</text:span><text:span text:style-name="T10"> de </text:span><text:span text:style-name="T6">map</text:span><text:span text:style-name="T10"> et de </text:span><text:span text:style-name="T5">character</text:span><text:span text:style-name="T10">. </text:span></text:p>
      <text:h text:style-name="P15" text:outline-level="1"><text:bookmark-start text:name="__RefHeading___Toc227_960086719"/>Refactor<text:bookmark-end text:name="__RefHeading___Toc227_960086719"/></text:h>
      <text:p text:style-name="P5">Certaines parties du code tel que les composants des éléments de la map doivent être revues afin de pouvoir correspondre au reste de notre archite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.353cm" fo:margin-bottom="0.353cm" loext:contextual-spacing="false" fo:line-height="115%"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caption" style:family="paragraph" style:parent-style-name="Standard" style:default-outline-level="">
      <style:text-properties fo:color="#365f91" fo:font-size="8pt" fo:font-weight="bold" style:font-size-asian="8pt" style:font-weight-asian="bold" style:font-size-complex="8pt" style:font-weight-complex="bold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2.286cm" fo:margin-right="2.032cm" fo:margin-top="0.353cm" fo:margin-bottom="0cm" loext:contextual-spacing="false" fo:text-align="justify" style:justify-single-word="false" fo:text-indent="0cm" style:auto-text-indent="false" fo:padding-left="0.353cm" fo:padding-right="0cm" fo:padding-top="0.353cm" fo:padding-bottom="0cm" fo:border-left="0.51pt solid #4f81bd" fo:border-right="none" fo:border-top="0.51pt solid #4f81bd" fo:border-bottom="none"/>
      <style:text-properties fo:color="#4f81bd" fo:font-style="italic" style:font-style-asian="italic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11cm" style:type="center"/>
          <style:tab-stop style:position="17.822cm" style:type="right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11cm" style:type="center"/>
          <style:tab-stop style:position="17.822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  <style:text-properties fo:font-size="2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style:shadow="none" text:number-lines="false" text:line-number="0"/>
      <style:text-properties style:font-name="FreeSans" fo:font-family="FreeSans" style:font-style-name="obyčejné" style:font-family-generic="swiss" style:font-pitch="variable"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fo:letter-spacing="0.026cm" fo:font-weight="bold" fo:background-color="#4f81bd" style:font-weight-asian="bold" style:font-weight-complex="bold"/>
    </style:style>
    <style:style style:name="Title_20_Char" style:display-name="Title Char" style:family="text" style:parent-style-name="Default_20_Paragraph_20_Font">
      <style:text-properties fo:text-transform="uppercase" fo:color="#4f81bd" fo:font-size="26pt" fo:letter-spacing="0.018cm" style:letter-kerning="true" style:font-size-asian="26pt" style:font-size-complex="26pt"/>
    </style:style>
    <style:style style:name="Heading_20_2_20_Char" style:display-name="Heading 2 Char" style:family="text" style:parent-style-name="Default_20_Paragraph_20_Font">
      <style:text-properties fo:text-transform="uppercase" fo:letter-spacing="0.026cm" fo:background-color="#dbe5f1"/>
    </style:style>
    <style:style style:name="Subtle_20_Reference" style:display-name="Subtle Reference" style:family="text">
      <style:text-properties fo:color="#4f81bd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fo:text-transform="uppercase" fo:color="#243f60" fo:letter-spacing="0.026cm"/>
    </style:style>
    <style:style style:name="Heading_20_4_20_Char" style:display-name="Heading 4 Char" style:family="text" style:parent-style-name="Default_20_Paragraph_20_Font">
      <style:text-properties fo:text-transform="uppercase" fo:color="#365f91" fo:letter-spacing="0.018cm"/>
    </style:style>
    <style:style style:name="Heading_20_5_20_Char" style:display-name="Heading 5 Char" style:family="text" style:parent-style-name="Default_20_Paragraph_20_Font">
      <style:text-properties fo:text-transform="uppercase" fo:color="#365f91" fo:letter-spacing="0.018cm"/>
    </style:style>
    <style:style style:name="Heading_20_6_20_Char" style:display-name="Heading 6 Char" style:family="text" style:parent-style-name="Default_20_Paragraph_20_Font">
      <style:text-properties fo:text-transform="uppercase" fo:color="#365f91" fo:letter-spacing="0.018cm"/>
    </style:style>
    <style:style style:name="Heading_20_7_20_Char" style:display-name="Heading 7 Char" style:family="text" style:parent-style-name="Default_20_Paragraph_20_Font">
      <style:text-properties fo:text-transform="uppercase" fo:color="#365f91" fo:letter-spacing="0.018cm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Subtitle_20_Char" style:display-name="Subtitle Char" style:family="text" style:parent-style-name="Default_20_Paragraph_20_Font">
      <style:text-properties fo:text-transform="uppercase" fo:color="#595959" fo:font-size="12pt" fo:letter-spacing="0.018cm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 fo:font-style="italic" style:font-style-asian="italic" style:font-style-complex="italic"/>
    </style:style>
    <style:style style:name="No_20_Spacing_20_Char" style:display-name="No Spacing Char" style:family="text" style:parent-style-name="Default_20_Paragraph_20_Font">
      <style:text-properties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fo:letter-spacing="0.018cm" fo:font-weight="bold" style:font-weight-asian="bold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1:59:14.200676410</meta:creation-date>
    <dc:date>2017-12-18T15:25:11.025505101</dc:date>
    <meta:editing-duration>PT2H22M8S</meta:editing-duration>
    <meta:editing-cycles>9</meta:editing-cycles>
    <meta:generator>LibreOffice/5.4.3.2$Linux_X86_64 LibreOffice_project/40m0$Build-2</meta:generator>
    <meta:document-statistic meta:table-count="0" meta:image-count="0" meta:object-count="0" meta:page-count="3" meta:paragraph-count="34" meta:word-count="242" meta:character-count="1552" meta:non-whitespace-character-count="1351"/>
  </office:meta>
</office:document-meta>
</file>